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5.339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4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244in" fo:break-before="auto" style:use-optimal-row-height="fals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7T09:57:29.873219834</dc:date>
    <meta:editing-duration>PT3H43M37S</meta:editing-duration>
    <meta:editing-cycles>39</meta:editing-cycles>
    <meta:generator>LibreOffice/7.3.7.2$Linux_X86_64 LibreOffice_project/30$Build-2</meta:generator>
    <meta:document-statistic meta:table-count="1" meta:cell-count="488" meta:object-count="0"/>
  </office:meta>
</office:document-meta>
</file>